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-color="#fffd0c" draw:textarea-vertical-align="middle" draw:auto-grow-height="false" fo:min-height="5.465cm" fo:min-width="2.992cm" loext:decorative="false"/>
    </style:style>
    <style:style style:name="gr3" style:family="graphic" style:parent-style-name="standard">
      <style:graphic-properties draw:stroke="none" draw:fill="solid" draw:fill-color="#fffd0c" draw:textarea-horizontal-align="justify" draw:textarea-vertical-align="middle" draw:auto-grow-height="false" fo:min-height="5.465cm" fo:min-width="2.992cm" loext:decorative="false"/>
    </style:style>
    <style:style style:name="gr4" style:family="graphic" style:parent-style-name="objectwithoutfill">
      <style:graphic-properties svg:stroke-width="0.3cm" svg:stroke-color="#fffd0c" draw:marker-start-width="0.65cm" draw:marker-end-width="0.65cm" draw:fill="none" draw:textarea-vertical-align="middle" fo:padding-top="0.275cm" fo:padding-bottom="0.275cm" fo:padding-left="0.4cm" fo:padding-right="0.4cm" loext:decorative="false"/>
    </style:style>
    <style:style style:name="P1" style:family="paragraph">
      <loext:graphic-properties draw:fill-color="#fffd0c"/>
      <style:paragraph-properties fo:text-align="center"/>
    </style:style>
    <style:style style:name="P2" style:family="paragraph">
      <loext:graphic-properties draw:fill="solid" draw:fill-color="#fffd0c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olygon draw:style-name="gr2" draw:text-style-name="P1" draw:layer="layout" svg:width="0.548cm" svg:height="0.952cm" svg:x="7.35cm" svg:y="11.476cm" svg:viewBox="0 0 549 953" draw:points="549,0 0,953 549,953 549,635">
            <text:p/>
          </draw:polygon>
          <draw:polygon draw:style-name="gr2" draw:text-style-name="P1" draw:layer="layout" svg:width="0.548cm" svg:height="0.952cm" svg:x="10.923cm" svg:y="11.477cm" svg:viewBox="0 0 549 953" draw:points="0,0 549,953 0,953 0,635">
            <text:p/>
          </draw:polygon>
          <draw:path draw:style-name="gr3" draw:text-style-name="P2" draw:layer="layout" svg:width="3.017cm" svg:height="5.714cm" svg:x="7.909cm" svg:y="6.714cm" svg:viewBox="0 0 3018 5715" svg:d="M274 2222h2470v-1905h-2470zM0 5715v-5715h3018v5715z">
            <text:p/>
          </draw:path>
        </draw:g>
        <draw:path draw:style-name="gr4" draw:text-style-name="P3" draw:layer="layout" svg:width="1.813cm" svg:height="3.285cm" draw:transform="rotate (-0.109606677025244) translate (11.0078614051519cm 8.60325749435826cm)" svg:viewBox="0 0 1814 3286" svg:d="M0 1681c442-145 716 323 834 669 127 370 281 1055 758 918 423-121 123-817 66-1198-65-448 0-641-420-912 0-547-422-755-587-1105l-498-5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8T06:50:50.473000000</meta:creation-date>
    <dc:date>2024-03-28T08:54:49.127000000</dc:date>
    <meta:editing-duration>PT1H40M59S</meta:editing-duration>
    <meta:editing-cycles>4</meta:editing-cycles>
    <meta:generator>LibreOffice/24.2.0.3$Windows_x86 LibreOffice_project/da48488a73ddd66ea24cf16bbc4f7b9c08e9bea1</meta:generator>
    <meta:document-statistic meta:object-count="5"/>
  </office:meta>
</office:document-meta>
</file>